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normal">Δ</mi>
                  <mi>f</mi>
                </mrow>
                <msub>
                  <mi>f</mi>
                  <mn>0</mn>
                </msub>
              </mfrac>
              <mo stretchy="false">=</mo>
              <mrow>
                <mn>2</mn>
                <mo stretchy="false">−</mo>
                <mrow>
                  <mfrac>
                    <mn>4</mn>
                    <mi>π</mi>
                  </mfrac>
                  <mo stretchy="false">⋅</mo>
                  <mi>arccos</mi>
                </mrow>
              </mrow>
            </mrow>
            <mrow>
              <mo fence="true" stretchy="true">[</mo>
              <mrow>
                <mrow>
                  <mfrac>
                    <mn>1</mn>
                    <mn>2</mn>
                  </mfrac>
                  <msup>
                    <mrow>
                      <mo fence="true" stretchy="true">(</mo>
                      <mrow>
                        <mfrac>
                          <msub>
                            <mi mathvariant="normal">Γ</mi>
                            <mi>m</mi>
                          </msub>
                          <mrow>
                            <mo fence="true" stretchy="false">|</mo>
                            <mrow>
                              <mi>A</mi>
                            </mrow>
                            <mo fence="true" stretchy="false">|</mo>
                          </mrow>
                        </mfrac>
                      </mrow>
                      <mo fence="true" stretchy="true">)</mo>
                    </mrow>
                    <mi>N</mi>
                  </msup>
                </mrow>
              </mrow>
              <mo fence="true" stretchy="true">]</mo>
            </mrow>
          </mrow>
        </mtd>
      </mtr>
      <mtr>
        <mtd>
          <mrow/>
        </mtd>
      </mtr>
      <mtr>
        <mtd>
          <mrow>
            <mi>A</mi>
            <mo stretchy="false">=</mo>
            <mrow>
              <mfrac>
                <mn>1</mn>
                <msup>
                  <mn>2</mn>
                  <mi>N</mi>
                </msup>
              </mfrac>
              <mo stretchy="false">⋅</mo>
              <mfrac>
                <mrow>
                  <msub>
                    <mi>Z</mi>
                    <mi>C</mi>
                  </msub>
                  <mo stretchy="false">−</mo>
                  <msub>
                    <mi>Z</mi>
                    <mn>0</mn>
                  </msub>
                </mrow>
                <mrow>
                  <msub>
                    <mi>Z</mi>
                    <mi>C</mi>
                  </msub>
                  <mo stretchy="false">+</mo>
                  <msub>
                    <mi>Z</mi>
                    <mn>0</mn>
                  </msub>
                </mrow>
              </mfrac>
            </mrow>
          </mrow>
        </mtd>
      </mtr>
      <mtr>
        <mtd>
          <mrow/>
        </mtd>
      </mtr>
      <mtr>
        <mtd>
          <mrow>
            <mrow>
              <mfrac>
                <mrow>
                  <mi mathvariant="normal">Δ</mi>
                  <mi>f</mi>
                </mrow>
                <msub>
                  <mi>f</mi>
                  <mn>0</mn>
                </msub>
              </mfrac>
              <mo stretchy="false">=</mo>
              <mrow>
                <mn>2</mn>
                <mo stretchy="false">−</mo>
                <mrow>
                  <mfrac>
                    <mn>4</mn>
                    <mi>π</mi>
                  </mfrac>
                  <mo stretchy="false">⋅</mo>
                  <mi>arccos</mi>
                </mrow>
              </mrow>
            </mrow>
            <mrow>
              <mo fence="true" stretchy="true">[</mo>
              <mrow>
                <mrow>
                  <mfrac>
                    <mn>1</mn>
                    <mn>2</mn>
                  </mfrac>
                  <mo stretchy="false">⋅</mo>
                  <msup>
                    <mrow>
                      <mo fence="true" stretchy="true">(</mo>
                      <mrow>
                        <mfrac>
                          <msub>
                            <mi mathvariant="normal">Γ</mi>
                            <mi>m</mi>
                          </msub>
                          <mrow>
                            <mo fence="true" stretchy="true">|</mo>
                            <mrow>
                              <mrow>
                                <mfrac>
                                  <mn>1</mn>
                                  <msup>
                                    <mn>2</mn>
                                    <mi>N</mi>
                                  </msup>
                                </mfrac>
                                <mo stretchy="false">⋅</mo>
                                <mfrac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−</mo>
                                    <msub>
                                      <mi>Z</mi>
                                      <mn>0</mn>
                                    </msub>
                                  </mrow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+</mo>
                                    <msub>
                                      <mi>Z</mi>
                                      <mn>0</mn>
                                    </msub>
                                  </mrow>
                                </mfrac>
                              </mrow>
                            </mrow>
                            <mo fence="true" stretchy="true">|</mo>
                          </mrow>
                        </mfrac>
                      </mrow>
                      <mo fence="true" stretchy="true">)</mo>
                    </mrow>
                    <mi>N</mi>
                  </msup>
                </mrow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n>2</mn>
              <mo stretchy="false">⋅</mo>
              <mi>cos</mi>
            </mrow>
            <mrow>
              <mrow>
                <mo fence="true" stretchy="true">(</mo>
                <mrow>
                  <mfrac>
                    <mrow>
                      <mn>2</mn>
                      <mo stretchy="false">−</mo>
                      <mrow>
                        <mrow>
                          <mo fence="true" stretchy="true">(</mo>
                          <mrow>
                            <mfrac>
                              <mrow>
                                <mi mathvariant="normal">Δ</mi>
                                <mi>f</mi>
                              </mrow>
                              <msub>
                                <mi>f</mi>
                                <mn>0</mn>
                              </msub>
                            </mfrac>
                          </mrow>
                          <mo fence="true" stretchy="true">)</mo>
                        </mrow>
                        <mo stretchy="false">⋅</mo>
                        <mi>π</mi>
                      </mrow>
                    </mrow>
                    <mn>4</mn>
                  </mfrac>
                </mrow>
                <mo fence="true" stretchy="true">)</mo>
              </mrow>
              <mo stretchy="false">=</mo>
              <msup>
                <mrow>
                  <mo fence="true" stretchy="true">(</mo>
                  <mrow>
                    <mfrac>
                      <msub>
                        <mi mathvariant="normal">Γ</mi>
                        <mi>m</mi>
                      </msub>
                      <mrow>
                        <mo fence="true" stretchy="true">|</mo>
                        <mrow>
                          <mrow>
                            <mfrac>
                              <mn>1</mn>
                              <msup>
                                <mn>2</mn>
                                <mi>N</mi>
                              </msup>
                            </mfrac>
                            <mo stretchy="false">⋅</mo>
                            <mfrac>
                              <mrow>
                                <msub>
                                  <mi>Z</mi>
                                  <mi>C</mi>
                                </msub>
                                <mo stretchy="false">−</mo>
                                <msub>
                                  <mi>Z</mi>
                                  <mn>0</mn>
                                </msub>
                              </mrow>
                              <mrow>
                                <msub>
                                  <mi>Z</mi>
                                  <mi>C</mi>
                                </msub>
                                <mo stretchy="false">+</mo>
                                <msub>
                                  <mi>Z</mi>
                                  <mn>0</mn>
                                </msub>
                              </mrow>
                            </mfrac>
                          </mrow>
                        </mrow>
                        <mo fence="true" stretchy="true">|</mo>
                      </mrow>
                    </mfrac>
                  </mrow>
                  <mo fence="true" stretchy="true">)</mo>
                </mrow>
                <mi>N</mi>
              </msup>
            </mrow>
          </mrow>
        </mtd>
      </mtr>
      <mtr>
        <mtd>
          <mrow/>
        </mtd>
      </mtr>
      <mtr>
        <mtd>
          <mrow>
            <mrow>
              <mn>2</mn>
              <mo stretchy="false">⋅</mo>
              <mi>cos</mi>
            </mrow>
            <mrow>
              <mrow>
                <mo fence="true" stretchy="true">(</mo>
                <mrow>
                  <mfrac>
                    <mrow>
                      <mn>2</mn>
                      <mo stretchy="false">−</mo>
                      <mrow>
                        <mrow>
                          <mo fence="true" stretchy="true">(</mo>
                          <mrow>
                            <mfrac>
                              <mrow>
                                <mi mathvariant="normal">Δ</mi>
                                <mi>f</mi>
                              </mrow>
                              <msub>
                                <mi>f</mi>
                                <mn>0</mn>
                              </msub>
                            </mfrac>
                          </mrow>
                          <mo fence="true" stretchy="true">)</mo>
                        </mrow>
                        <mo stretchy="false">⋅</mo>
                        <mi>π</mi>
                      </mrow>
                    </mrow>
                    <mn>4</mn>
                  </mfrac>
                </mrow>
                <mo fence="true" stretchy="true">)</mo>
              </mrow>
              <mo stretchy="false">=</mo>
              <msup>
                <mrow>
                  <mo fence="true" stretchy="true">(</mo>
                  <mrow>
                    <mfrac>
                      <msub>
                        <mi mathvariant="normal">Γ</mi>
                        <mi>m</mi>
                      </msub>
                      <mrow>
                        <mo fence="true" stretchy="true">|</mo>
                        <mrow>
                          <mrow>
                            <mfrac>
                              <mn>1</mn>
                              <msup>
                                <mn>2</mn>
                                <mi>N</mi>
                              </msup>
                            </mfrac>
                            <mo stretchy="false">⋅</mo>
                            <mfrac>
                              <mrow>
                                <msub>
                                  <mi>Z</mi>
                                  <mi>C</mi>
                                </msub>
                                <mo stretchy="false">−</mo>
                                <msub>
                                  <mi>Z</mi>
                                  <mn>0</mn>
                                </msub>
                              </mrow>
                              <mrow>
                                <msub>
                                  <mi>Z</mi>
                                  <mi>C</mi>
                                </msub>
                                <mo stretchy="false">+</mo>
                                <msub>
                                  <mi>Z</mi>
                                  <mn>0</mn>
                                </msub>
                              </mrow>
                            </mfrac>
                          </mrow>
                        </mrow>
                        <mo fence="true" stretchy="true">|</mo>
                      </mrow>
                    </mfrac>
                  </mrow>
                  <mo fence="true" stretchy="true">)</mo>
                </mrow>
                <mi>N</mi>
              </msup>
            </mrow>
          </mrow>
        </mtd>
      </mtr>
      <mtr>
        <mtd>
          <mrow/>
        </mtd>
      </mtr>
      <mtr>
        <mtd>
          <mrow>
            <msub>
              <mi>log</mi>
              <mn>2</mn>
            </msub>
            <mrow>
              <mrow>
                <mo fence="true" stretchy="true">(</mo>
                <mrow>
                  <mn>2</mn>
                </mrow>
                <mo fence="true" stretchy="true">)</mo>
              </mrow>
              <mo stretchy="false">+</mo>
              <msub>
                <mi>log</mi>
                <mn>2</mn>
              </msub>
            </mrow>
            <mrow>
              <mrow>
                <mo fence="true" stretchy="true">(</mo>
                <mrow>
                  <mrow>
                    <mi>cos</mi>
                    <mrow>
                      <mo fence="true" stretchy="true">[</mo>
                      <mrow>
                        <mfrac>
                          <mrow>
                            <mn>2</mn>
                            <mo stretchy="false">−</mo>
                            <mrow>
                              <mrow>
                                <mo fence="true" stretchy="true">(</mo>
                                <mrow>
                                  <mfrac>
                                    <mrow>
                                      <mi mathvariant="normal">Δ</mi>
                                      <mi>f</mi>
                                    </mrow>
                                    <msub>
                                      <mi>f</mi>
                                      <mn>0</mn>
                                    </msub>
                                  </mfrac>
                                </mrow>
                                <mo fence="true" stretchy="true">)</mo>
                              </mrow>
                              <mo stretchy="false">⋅</mo>
                              <mi>π</mi>
                            </mrow>
                          </mrow>
                          <mn>4</mn>
                        </mfrac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row>
                <mi>N</mi>
                <mo stretchy="false">⋅</mo>
                <msub>
                  <mi>log</mi>
                  <mn>2</mn>
                </msub>
              </mrow>
            </mrow>
            <mrow>
              <mo fence="true" stretchy="true">(</mo>
              <mrow>
                <mfrac>
                  <msub>
                    <mi mathvariant="normal">Γ</mi>
                    <mi>m</mi>
                  </msub>
                  <mrow>
                    <mo fence="true" stretchy="true">|</mo>
                    <mrow>
                      <mrow>
                        <mfrac>
                          <mn>1</mn>
                          <msup>
                            <mn>2</mn>
                            <mi>N</mi>
                          </msup>
                        </mfrac>
                        <mo stretchy="false">⋅</mo>
                        <mfrac>
                          <mrow>
                            <msub>
                              <mi>Z</mi>
                              <mi>C</mi>
                            </msub>
                            <mo stretchy="false">−</mo>
                            <msub>
                              <mi>Z</mi>
                              <mn>0</mn>
                            </msub>
                          </mrow>
                          <mrow>
                            <msub>
                              <mi>Z</mi>
                              <mi>C</mi>
                            </msub>
                            <mo stretchy="false">+</mo>
                            <msub>
                              <mi>Z</mi>
                              <mn>0</mn>
                            </msub>
                          </mrow>
                        </mfrac>
                      </mrow>
                    </mrow>
                    <mo fence="true" stretchy="true">|</mo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>
          <mrow>
            <mrow>
              <mn>1</mn>
              <mo stretchy="false">+</mo>
              <msub>
                <mi>log</mi>
                <mn>2</mn>
              </msub>
            </mrow>
            <mrow>
              <mrow>
                <mo fence="true" stretchy="true">(</mo>
                <mrow>
                  <mrow>
                    <mi>cos</mi>
                    <mrow>
                      <mo fence="true" stretchy="true">[</mo>
                      <mrow>
                        <mfrac>
                          <mrow>
                            <mn>2</mn>
                            <mo stretchy="false">−</mo>
                            <mrow>
                              <mrow>
                                <mo fence="true" stretchy="true">(</mo>
                                <mrow>
                                  <mfrac>
                                    <mrow>
                                      <mi mathvariant="normal">Δ</mi>
                                      <mi>f</mi>
                                    </mrow>
                                    <msub>
                                      <mi>f</mi>
                                      <mn>0</mn>
                                    </msub>
                                  </mfrac>
                                </mrow>
                                <mo fence="true" stretchy="true">)</mo>
                              </mrow>
                              <mo stretchy="false">⋅</mo>
                              <mi>π</mi>
                            </mrow>
                          </mrow>
                          <mn>4</mn>
                        </mfrac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row>
                <mi>N</mi>
                <mo stretchy="false">⋅</mo>
                <mrow>
                  <mo fence="true" stretchy="true">(</mo>
                  <mrow>
                    <mrow>
                      <msub>
                        <mi>log</mi>
                        <mn>2</mn>
                      </msub>
                      <mrow>
                        <mrow>
                          <mo fence="true" stretchy="true">(</mo>
                          <mrow>
                            <msub>
                              <mi mathvariant="normal">Γ</mi>
                              <mi>m</mi>
                            </msub>
                          </mrow>
                          <mo fence="true" stretchy="true">)</mo>
                        </mrow>
                        <mo stretchy="false">−</mo>
                        <msub>
                          <mi>log</mi>
                          <mn>2</mn>
                        </msub>
                      </mrow>
                      <mrow>
                        <mo fence="true" stretchy="true">(</mo>
                        <mrow>
                          <mrow>
                            <msup>
                              <mn>2</mn>
                              <mrow>
                                <mo stretchy="false">−</mo>
                                <mi>N</mi>
                              </mrow>
                            </msup>
                            <mo stretchy="false">⋅</mo>
                            <mrow>
                              <mo fence="true" stretchy="true">|</mo>
                              <mrow>
                                <mfrac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−</mo>
                                    <msub>
                                      <mi>Z</mi>
                                      <mn>0</mn>
                                    </msub>
                                  </mrow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+</mo>
                                    <msub>
                                      <mi>Z</mi>
                                      <mn>0</mn>
                                    </msub>
                                  </mrow>
                                </mfrac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)</mo>
                </mrow>
              </mrow>
            </mrow>
          </mrow>
        </mtd>
      </mtr>
      <mtr>
        <mtd>
          <mrow/>
        </mtd>
      </mtr>
      <mtr>
        <mtd>
          <mrow>
            <mrow>
              <mn>1</mn>
              <mo stretchy="false">+</mo>
              <msub>
                <mi>log</mi>
                <mn>2</mn>
              </msub>
            </mrow>
            <mrow>
              <mrow>
                <mo fence="true" stretchy="true">(</mo>
                <mrow>
                  <mrow>
                    <mi>cos</mi>
                    <mrow>
                      <mo fence="true" stretchy="true">[</mo>
                      <mrow>
                        <mfrac>
                          <mrow>
                            <mn>2</mn>
                            <mo stretchy="false">−</mo>
                            <mrow>
                              <mrow>
                                <mo fence="true" stretchy="true">(</mo>
                                <mrow>
                                  <mfrac>
                                    <mrow>
                                      <mi mathvariant="normal">Δ</mi>
                                      <mi>f</mi>
                                    </mrow>
                                    <msub>
                                      <mi>f</mi>
                                      <mn>0</mn>
                                    </msub>
                                  </mfrac>
                                </mrow>
                                <mo fence="true" stretchy="true">)</mo>
                              </mrow>
                              <mo stretchy="false">⋅</mo>
                              <mi>π</mi>
                            </mrow>
                          </mrow>
                          <mn>4</mn>
                        </mfrac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row>
                <mi>N</mi>
                <mo stretchy="false">⋅</mo>
                <mrow>
                  <mo fence="true" stretchy="true">(</mo>
                  <mrow>
                    <mrow>
                      <msub>
                        <mi>log</mi>
                        <mn>2</mn>
                      </msub>
                      <mrow>
                        <mrow>
                          <mo fence="true" stretchy="true">(</mo>
                          <mrow>
                            <msub>
                              <mi mathvariant="normal">Γ</mi>
                              <mi>m</mi>
                            </msub>
                          </mrow>
                          <mo fence="true" stretchy="true">)</mo>
                        </mrow>
                        <mo stretchy="false">−</mo>
                        <mrow>
                          <mo fence="true" stretchy="true">[</mo>
                          <mrow>
                            <mrow>
                              <mrow>
                                <mrow>
                                  <mo stretchy="false">−</mo>
                                  <mi>N</mi>
                                </mrow>
                                <mo stretchy="false">+</mo>
                                <msub>
                                  <mi>log</mi>
                                  <mn>2</mn>
                                </msub>
                              </mrow>
                              <mrow>
                                <mo fence="true" stretchy="true">(</mo>
                                <mrow>
                                  <mrow>
                                    <mo fence="true" stretchy="true">|</mo>
                                    <mrow>
                                      <mfrac>
                                        <mrow>
                                          <msub>
                                            <mi>Z</mi>
                                            <mi>C</mi>
                                          </msub>
                                          <mo stretchy="false">−</mo>
                                          <msub>
                                            <mi>Z</mi>
                                            <mn>0</mn>
                                          </msub>
                                        </mrow>
                                        <mrow>
                                          <msub>
                                            <mi>Z</mi>
                                            <mi>C</mi>
                                          </msub>
                                          <mo stretchy="false">+</mo>
                                          <msub>
                                            <mi>Z</mi>
                                            <mn>0</mn>
                                          </msub>
                                        </mrow>
                                      </mfrac>
                                    </mrow>
                                    <mo fence="true" stretchy="true">|</mo>
                                  </mrow>
                                </mrow>
                                <mo fence="true" stretchy="true">)</mo>
                              </mrow>
                            </mrow>
                          </mrow>
                          <mo fence="true" stretchy="true">]</mo>
                        </mrow>
                      </mrow>
                    </mrow>
                  </mrow>
                  <mo fence="true" stretchy="true">)</mo>
                </mrow>
              </mrow>
            </mrow>
          </mrow>
        </mtd>
      </mtr>
      <mtr>
        <mtd>
          <mrow/>
        </mtd>
      </mtr>
      <mtr>
        <mtd>
          <mrow>
            <mrow>
              <mn>1</mn>
              <mo stretchy="false">+</mo>
              <msub>
                <mi>log</mi>
                <mn>2</mn>
              </msub>
            </mrow>
            <mrow>
              <mrow>
                <mo fence="true" stretchy="true">(</mo>
                <mrow>
                  <mrow>
                    <mi>cos</mi>
                    <mrow>
                      <mo fence="true" stretchy="true">[</mo>
                      <mrow>
                        <mfrac>
                          <mrow>
                            <mn>2</mn>
                            <mo stretchy="false">−</mo>
                            <mrow>
                              <mrow>
                                <mo fence="true" stretchy="true">(</mo>
                                <mrow>
                                  <mfrac>
                                    <mrow>
                                      <mi mathvariant="normal">Δ</mi>
                                      <mi>f</mi>
                                    </mrow>
                                    <msub>
                                      <mi>f</mi>
                                      <mn>0</mn>
                                    </msub>
                                  </mfrac>
                                </mrow>
                                <mo fence="true" stretchy="true">)</mo>
                              </mrow>
                              <mo stretchy="false">⋅</mo>
                              <mi>π</mi>
                            </mrow>
                          </mrow>
                          <mn>4</mn>
                        </mfrac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row>
                <mi>N</mi>
                <mo stretchy="false">⋅</mo>
                <msub>
                  <mi>log</mi>
                  <mn>2</mn>
                </msub>
              </mrow>
            </mrow>
            <mrow>
              <mrow>
                <mo fence="true" stretchy="true">(</mo>
                <mrow>
                  <msub>
                    <mi mathvariant="normal">Γ</mi>
                    <mi>m</mi>
                  </msub>
                </mrow>
                <mo fence="true" stretchy="true">)</mo>
              </mrow>
              <mo stretchy="false">+</mo>
              <msup>
                <mi>N</mi>
                <mn>2</mn>
              </msup>
              <mo stretchy="false">−</mo>
              <mrow>
                <mi>N</mi>
                <mo stretchy="false">⋅</mo>
                <msub>
                  <mi>log</mi>
                  <mn>2</mn>
                </msub>
              </mrow>
            </mrow>
            <mrow>
              <mo fence="true" stretchy="true">(</mo>
              <mrow>
                <mrow>
                  <mo fence="true" stretchy="true">|</mo>
                  <mrow>
                    <mfrac>
                      <mrow>
                        <msub>
                          <mi>Z</mi>
                          <mi>C</mi>
                        </msub>
                        <mo stretchy="false">−</mo>
                        <msub>
                          <mi>Z</mi>
                          <mn>0</mn>
                        </msub>
                      </mrow>
                      <mrow>
                        <msub>
                          <mi>Z</mi>
                          <mi>C</mi>
                        </msub>
                        <mo stretchy="false">+</mo>
                        <msub>
                          <mi>Z</mi>
                          <mn>0</mn>
                        </msub>
                      </mrow>
                    </mfrac>
                  </mrow>
                  <mo fence="true" stretchy="true">|</mo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row>
              <mn>1</mn>
              <mo stretchy="false">+</mo>
              <msub>
                <mi>log</mi>
                <mn>2</mn>
              </msub>
            </mrow>
            <mrow>
              <mrow>
                <mo fence="true" stretchy="true">(</mo>
                <mrow>
                  <mrow>
                    <mi>cos</mi>
                    <mrow>
                      <mo fence="true" stretchy="true">[</mo>
                      <mrow>
                        <mfrac>
                          <mrow>
                            <mn>2</mn>
                            <mo stretchy="false">−</mo>
                            <mrow>
                              <mrow>
                                <mo fence="true" stretchy="true">(</mo>
                                <mrow>
                                  <mfrac>
                                    <mrow>
                                      <mi mathvariant="normal">Δ</mi>
                                      <mi>f</mi>
                                    </mrow>
                                    <msub>
                                      <mi>f</mi>
                                      <mn>0</mn>
                                    </msub>
                                  </mfrac>
                                </mrow>
                                <mo fence="true" stretchy="true">)</mo>
                              </mrow>
                              <mo stretchy="false">⋅</mo>
                              <mi>π</mi>
                            </mrow>
                          </mrow>
                          <mn>4</mn>
                        </mfrac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row>
                <mi>N</mi>
                <mo stretchy="false">⋅</mo>
                <msub>
                  <mi>log</mi>
                  <mn>2</mn>
                </msub>
              </mrow>
            </mrow>
            <mrow>
              <mrow>
                <mo fence="true" stretchy="true">(</mo>
                <mrow>
                  <mfrac>
                    <msub>
                      <mi mathvariant="normal">Γ</mi>
                      <mi>m</mi>
                    </msub>
                    <mrow>
                      <mo fence="true" stretchy="true">|</mo>
                      <mrow>
                        <mfrac>
                          <mrow>
                            <msub>
                              <mi>Z</mi>
                              <mi>C</mi>
                            </msub>
                            <mo stretchy="false">−</mo>
                            <msub>
                              <mi>Z</mi>
                              <mn>0</mn>
                            </msub>
                          </mrow>
                          <mrow>
                            <msub>
                              <mi>Z</mi>
                              <mi>C</mi>
                            </msub>
                            <mo stretchy="false">+</mo>
                            <msub>
                              <mi>Z</mi>
                              <mn>0</mn>
                            </msub>
                          </mrow>
                        </mfrac>
                      </mrow>
                      <mo fence="true" stretchy="true">|</mo>
                    </mrow>
                  </mfrac>
                </mrow>
                <mo fence="true" stretchy="true">)</mo>
              </mrow>
              <mo stretchy="false">+</mo>
              <msup>
                <mi>N</mi>
                <mn>2</mn>
              </msup>
            </mrow>
          </mrow>
        </mtd>
      </mtr>
      <mtr>
        <mtd>
          <mrow/>
        </mtd>
      </mtr>
      <mtr>
        <mtd>
          <mrow>
            <mrow>
              <msup>
                <mi>N</mi>
                <mn>2</mn>
              </msup>
              <mo stretchy="false">+</mo>
              <mrow>
                <mi>N</mi>
                <mo stretchy="false">⋅</mo>
                <msub>
                  <mi>log</mi>
                  <mn>2</mn>
                </msub>
              </mrow>
            </mrow>
            <mrow>
              <mrow>
                <mrow>
                  <mo fence="true" stretchy="true">(</mo>
                  <mrow>
                    <mfrac>
                      <msub>
                        <mi mathvariant="normal">Γ</mi>
                        <mi>m</mi>
                      </msub>
                      <mrow>
                        <mo fence="true" stretchy="true">|</mo>
                        <mrow>
                          <mfrac>
                            <mrow>
                              <msub>
                                <mi>Z</mi>
                                <mi>C</mi>
                              </msub>
                              <mo stretchy="false">−</mo>
                              <msub>
                                <mi>Z</mi>
                                <mn>0</mn>
                              </msub>
                            </mrow>
                            <mrow>
                              <msub>
                                <mi>Z</mi>
                                <mi>C</mi>
                              </msub>
                              <mo stretchy="false">+</mo>
                              <msub>
                                <mi>Z</mi>
                                <mn>0</mn>
                              </msub>
                            </mrow>
                          </mfrac>
                        </mrow>
                        <mo fence="true" stretchy="true">|</mo>
                      </mrow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b>
                          <mi>log</mi>
                          <mn>2</mn>
                        </msub>
                      </mrow>
                      <mrow>
                        <mo fence="true" stretchy="true">(</mo>
                        <mrow>
                          <mrow>
                            <mi>cos</mi>
                            <mrow>
                              <mo fence="true" stretchy="true">[</mo>
                              <mrow>
                                <mfrac>
                                  <mrow>
                                    <mn>2</mn>
                                    <mo stretchy="false">−</mo>
                                    <mrow>
                                      <mrow>
                                        <mo fence="true" stretchy="true">(</mo>
                                        <mrow>
                                          <mfrac>
                                            <mrow>
                                              <mi mathvariant="normal">Δ</mi>
                                              <mi>f</mi>
                                            </mrow>
                                            <msub>
                                              <mi>f</mi>
                                              <mn>0</mn>
                                            </msub>
                                          </mfrac>
                                        </mrow>
                                        <mo fence="true" stretchy="true">)</mo>
                                      </mrow>
                                      <mo stretchy="false">⋅</mo>
                                      <mi>π</mi>
                                    </mrow>
                                  </mrow>
                                  <mn>4</mn>
                                </mfrac>
                              </mrow>
                              <mo fence="true" stretchy="true">]</mo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)</mo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i mathvariant="normal">Δ</mi>
            <mo stretchy="false">=</mo>
            <mrow>
              <msup>
                <mi>b</mi>
                <mn>2</mn>
              </msup>
              <mo stretchy="false">−</mo>
              <mrow>
                <mn>4</mn>
                <mo stretchy="false">⋅</mo>
                <mi>a</mi>
                <mo stretchy="false">⋅</mo>
                <mi>c</mi>
              </mrow>
            </mrow>
          </mrow>
        </mtd>
      </mtr>
      <mtr>
        <mtd>
          <mrow>
            <mi mathvariant="normal">Δ</mi>
            <mo stretchy="false">=</mo>
            <mrow>
              <msup>
                <mrow>
                  <mo fence="true" stretchy="true">(</mo>
                  <mrow>
                    <mrow>
                      <msub>
                        <mi>log</mi>
                        <mn>2</mn>
                      </msub>
                      <mrow>
                        <mo fence="true" stretchy="true">(</mo>
                        <mrow>
                          <mfrac>
                            <msub>
                              <mi mathvariant="normal">Γ</mi>
                              <mi>m</mi>
                            </msub>
                            <mrow>
                              <mo fence="true" stretchy="true">|</mo>
                              <mrow>
                                <mfrac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−</mo>
                                    <msub>
                                      <mi>Z</mi>
                                      <mn>0</mn>
                                    </msub>
                                  </mrow>
                                  <mrow>
                                    <msub>
                                      <mi>Z</mi>
                                      <mi>C</mi>
                                    </msub>
                                    <mo stretchy="false">+</mo>
                                    <msub>
                                      <mi>Z</mi>
                                      <mn>0</mn>
                                    </msub>
                                  </mrow>
                                </mfrac>
                              </mrow>
                              <mo fence="true" stretchy="true">|</mo>
                            </mrow>
                          </mfrac>
                        </mrow>
                        <mo fence="true" stretchy="true">)</mo>
                      </mrow>
                    </mrow>
                  </mrow>
                  <mo fence="true" stretchy="tru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row>
                  <mo stretchy="false">−</mo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sub>
                            <mi>log</mi>
                            <mn>2</mn>
                          </msub>
                        </mrow>
                        <mrow>
                          <mo fence="true" stretchy="true">(</mo>
                          <mrow>
                            <mrow>
                              <mi>cos</mi>
                              <mrow>
                                <mo fence="true" stretchy="true">[</mo>
                                <mrow>
                                  <mfrac>
                                    <mrow>
                                      <mn>2</mn>
                                      <mo stretchy="false">−</mo>
                                      <mrow>
                                        <mrow>
                                          <mo fence="true" stretchy="true">(</mo>
                                          <mrow>
                                            <mfrac>
                                              <mrow>
                                                <mi mathvariant="normal">Δ</mi>
                                                <mi>f</mi>
                                              </mrow>
                                              <msub>
                                                <mi>f</mi>
                                                <mn>0</mn>
                                              </msub>
                                            </mfrac>
                                          </mrow>
                                          <mo fence="true" stretchy="true">)</mo>
                                        </mrow>
                                        <mo stretchy="false">⋅</mo>
                                        <mi>π</mi>
                                      </mrow>
                                    </mrow>
                                    <mn>4</mn>
                                  </mfrac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</mrow>
                    <mo fence="true" stretchy="true">)</mo>
                  </mrow>
                </mrow>
              </mrow>
            </mrow>
          </mrow>
        </mtd>
      </mtr>
      <mtr>
        <mtd>
          <mrow/>
        </mtd>
      </mtr>
      <mtr>
        <mtd>
          <mrow>
            <mi>N</mi>
            <mo stretchy="false">=</mo>
            <mfrac>
              <mrow>
                <mrow>
                  <mo stretchy="false">−</mo>
                  <mi>b</mi>
                </mrow>
                <mo stretchy="false">±</mo>
                <msqrt>
                  <mi mathvariant="normal">Δ</mi>
                </msqrt>
              </mrow>
              <mrow>
                <mn>2</mn>
                <mo stretchy="false">⋅</mo>
                <mi>a</mi>
              </mrow>
            </mfrac>
          </mrow>
        </mtd>
      </mtr>
      <mtr>
        <mtd>
          <mrow>
            <mi>N</mi>
            <mo stretchy="false">=</mo>
            <mfrac>
              <mrow>
                <mrow>
                  <mo stretchy="false">−</mo>
                  <msub>
                    <mi>log</mi>
                    <mn>2</mn>
                  </msub>
                </mrow>
                <mrow>
                  <mrow>
                    <mo fence="true" stretchy="true">(</mo>
                    <mrow>
                      <mfrac>
                        <msub>
                          <mi mathvariant="normal">Γ</mi>
                          <mi>m</mi>
                        </msub>
                        <mrow>
                          <mo fence="true" stretchy="true">|</mo>
                          <mrow>
                            <mfrac>
                              <mrow>
                                <msub>
                                  <mi>Z</mi>
                                  <mi>C</mi>
                                </msub>
                                <mo stretchy="false">−</mo>
                                <msub>
                                  <mi>Z</mi>
                                  <mn>0</mn>
                                </msub>
                              </mrow>
                              <mrow>
                                <msub>
                                  <mi>Z</mi>
                                  <mi>C</mi>
                                </msub>
                                <mo stretchy="false">+</mo>
                                <msub>
                                  <mi>Z</mi>
                                  <mn>0</mn>
                                </msub>
                              </mrow>
                            </mfrac>
                          </mrow>
                          <mo fence="true" stretchy="true">|</mo>
                        </mrow>
                      </mfrac>
                    </mrow>
                    <mo fence="true" stretchy="true">)</mo>
                  </mrow>
                  <mo stretchy="false">±</mo>
                  <msqrt>
                    <mi mathvariant="normal">Δ</mi>
                  </msqrt>
                </mrow>
              </mrow>
              <mrow>
                <mn>2</mn>
                <mo stretchy="false">⋅</mo>
                <mn>1</mn>
              </mrow>
            </mfrac>
          </mrow>
        </mtd>
      </mtr>
    </mtable>
    <annotation encoding="StarMath 5.0">{%DELTA f} over {f_0} = 2 - {4} over {%pi} cdot arccos left [ {1} over {2} left( {%GAMMA_m} over { lline A rline } right ) ^N right ] 
newline
newline
A = {{1} over {2^N}} cdot {{Z_C - Z_0} over {Z_C + Z_0}}
newline
newline
{%DELTA f} over {f_0} = 2 - {4} over {%pi} cdot arccos left [ {{1} over {2}} cdot {left( {%GAMMA_m} over { left lline {{1} over {2^N}} cdot {{Z_C - Z_0} over {Z_C + Z_0}} right rline } right )} ^N right ] 
newline
newline
2 cdot cos left ({ 2 - left({%DELTA f} over {f_0} right) cdot %pi} over {4} right ) = left( {%GAMMA_m} over { left lline {{1} over {2^N}} cdot {{Z_C - Z_0} over {Z_C + Z_0}} right rline } right )^N
newline
newline
2 cdot cos left ({ 2 - left({%DELTA f} over {f_0} right) cdot %pi} over {4} right ) = left( {%GAMMA_m} over { left lline {{1} over {2^N}} cdot {{Z_C - Z_0} over {Z_C + Z_0}} right rline } right )^N
newline
newline
log_2 left ( 2 right ) + log_2 left ( cos left [{ 2 - left({%DELTA f} over {f_0} right) cdot %pi} over {4} right ] right ) = N cdot log_2 left( {%GAMMA_m} over { left lline {{1} over {2^N}} cdot {{Z_C - Z_0} over {Z_C + Z_0}} right rline } right )
newline
newline
1 + log_2 left ( cos left [{ 2 - left({%DELTA f} over {f_0} right) cdot %pi} over {4} right ] right ) = N cdot left ( log_2 left ( %GAMMA_m right ) - log_2 left ( {2^{-N}} cdot left lline {{Z_C - Z_0} over {Z_C + Z_0}} right rline right ) right )
newline
newline
1 + log_2 left ( cos left [{ 2 - left({%DELTA f} over {f_0} right) cdot %pi} over {4} right ] right ) = N cdot left ( log_2 left ( %GAMMA_m right ) - left [ {-N} + log_2 left ( left lline {{Z_C - Z_0} over {Z_C + Z_0}} right rline right ) right ] right )
newline
newline
1 + log_2 left ( cos left [{ 2 - left({%DELTA f} over {f_0} right) cdot %pi} over {4} right ] right ) = N cdot log_2 left ( %GAMMA_m right ) + N^2 - N cdot log_2 left ( left lline {{Z_C - Z_0} over {Z_C + Z_0}} right rline right )
newline
newline
1 + log_2 left ( cos left [{ 2 - left({%DELTA f} over {f_0} right) cdot %pi} over {4} right ] right ) = N cdot log_2 left ( {%GAMMA_m} over {left lline {Z_C - Z_0} over {Z_C + Z_0} right rline} right )  + N^2
newline
newline
N^2 + N cdot log_2 left ( {%GAMMA_m} over {left lline {Z_C - Z_0} over {Z_C + Z_0} right rline} right ) - left ( 1 + log_2 left ( cos left [{ 2 - left({%DELTA f} over {f_0} right) cdot %pi} over {4} right ] right ) right ) = 0
newline
newline
%DELTA = b^2 - 4 cdot a cdot c
newline
%DELTA = left ( log_2 left ( {%GAMMA_m} over {left lline {Z_C - Z_0} over {Z_C + Z_0} right rline} right ) right )^2 - 4 cdot 1 cdot - left ( 1 + log_2 left ( cos left [{ 2 - left({%DELTA f} over {f_0} right) cdot %pi} over {4} right ] right ) right )
newline
newline
N = {- b +- sqrt{%DELTA}  } over {2 cdot a}
newline
N = {- log_2 left ( {%GAMMA_m} over {left lline {Z_C - Z_0} over {Z_C + Z_0} right rline} right ) +- sqrt{%DELTA}  } over {2 cdot 1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19:37:05.479000000</meta:creation-date>
    <dc:date>2020-10-13T22:53:22.117000000</dc:date>
    <meta:editing-duration>PT42M22S</meta:editing-duration>
    <meta:editing-cycles>2</meta:editing-cycles>
    <meta:generator>LibreOffice/6.4.4.2$Windows_X86_64 LibreOffice_project/3d775be2011f3886db32dfd395a6a6d1ca2630ff</meta:generator>
  </office:meta>
</office:document-meta>
</file>